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8cm" fo:min-width="1.056cm"/>
    </style:style>
    <style:style style:name="gr2" style:family="graphic" style:parent-style-name="standard">
      <style:graphic-properties draw:fill-color="#dd4814" draw:textarea-horizontal-align="justify" draw:textarea-vertical-align="middle" draw:auto-grow-height="false" fo:min-height="2.15cm" fo:min-width="3.3cm"/>
    </style:style>
    <style:style style:name="gr3" style:family="graphic" style:parent-style-name="standard">
      <style:graphic-properties draw:textarea-horizontal-align="justify" draw:textarea-vertical-align="middle" draw:auto-grow-height="false" fo:min-height="7.65cm" fo:min-width="6.7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color="#eb613d" draw:marker-start="Circle" draw:marker-start-width="0.3cm" draw:marker-end="Arrow" draw:marker-end-width="0.3cm" draw:fill-color="#dd4814" draw:textarea-vertical-align="middle"/>
    </style:style>
    <style:style style:name="gr6" style:family="graphic" style:parent-style-name="standard">
      <style:graphic-properties draw:fill-color="#dd4814" draw:textarea-horizontal-align="justify" draw:textarea-vertical-align="middle" draw:auto-grow-height="false" fo:min-height="2.65cm" fo:min-width="5.9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svg:stroke-color="#eb613d" draw:fill-color="#dd4814" draw:textarea-horizontal-align="justify" draw:textarea-vertical-align="middle" draw:auto-grow-height="false" fo:min-height="1.239cm" fo:min-width="0.1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svg:stroke-color="#eb613d" draw:marker-start="Arrow" draw:marker-start-width="0.3cm" draw:marker-end="Circle" draw:marker-end-width="0.3cm" draw:fill-color="#ff3333" draw:textarea-vertical-align="middle"/>
    </style:style>
    <style:style style:name="gr11" style:family="graphic" style:parent-style-name="standard">
      <style:graphic-properties draw:fill-color="#eb613d" draw:textarea-horizontal-align="justify" draw:textarea-vertical-align="middle" draw:auto-grow-height="false" fo:min-height="1.448cm" fo:min-width="1.056cm"/>
    </style:style>
    <style:style style:name="gr12" style:family="graphic" style:parent-style-name="standard">
      <style:graphic-properties svg:stroke-color="#eb613d" draw:marker-start="Arrow" draw:marker-start-width="0.3cm" draw:marker-end="Circle" draw:marker-end-width="0.3cm" draw:textarea-vertical-align="middle"/>
    </style:style>
    <style:style style:name="gr13" style:family="graphic" style:parent-style-name="standard">
      <style:graphic-properties draw:fill-color="#eb613d" draw:textarea-horizontal-align="justify" draw:textarea-vertical-align="middle" draw:auto-grow-height="false" fo:min-height="0.964cm" fo:min-width="2.301cm"/>
    </style:style>
    <style:style style:name="gr14" style:family="graphic" style:parent-style-name="standard">
      <style:graphic-properties draw:fill-color="#eb613d" draw:textarea-horizontal-align="justify" draw:textarea-vertical-align="middle" draw:auto-grow-height="false" fo:min-height="0.1cm" fo:min-width="0.702cm"/>
    </style:style>
    <style:style style:name="P1" style:family="paragraph">
      <style:paragraph-properties fo:text-align="center"/>
    </style:style>
    <style:style style:name="P2" style:family="paragraph">
      <loext:graphic-properties draw:fill-color="#dd4814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eb613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.2cm" svg:height="2.3cm" svg:x="2cm" svg:y="10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draw:layer="layout" svg:width="3.8cm" svg:height="2.4cm" svg:x="11.4cm" svg:y="7.6cm">
          <text:p text:style-name="P1">Web Porta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2cm" svg:height="7.9cm" svg:x="11.4cm" svg:y="13.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cm" svg:y1="11.3cm" svg:x2="11.4cm" svg:y2="9.4cm">
          <text:p/>
        </draw:line>
        <draw:line draw:style-name="gr5" draw:text-style-name="P2" draw:layer="layout" svg:x1="13.4cm" svg:y1="10cm" svg:x2="13.4cm" svg:y2="13.4cm">
          <text:p text:style-name="P1">Regole</text:p>
        </draw:line>
        <draw:custom-shape draw:style-name="gr6" draw:text-style-name="P2" draw:layer="layout" svg:width="6.4cm" svg:height="2.9cm" svg:x="11.7cm" svg:y="13.2cm">
          <text:p text:style-name="P1">Software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3cm" svg:height="1.2cm" svg:x="12.4cm" svg:y="19.5cm">
          <draw:text-box>
            <text:p>Impianto</text:p>
          </draw:text-box>
        </draw:frame>
        <draw:custom-shape draw:style-name="gr8" draw:text-style-name="P2" draw:layer="layout" svg:width="1.2cm" svg:height="1.7cm" svg:x="14.1cm" svg:y="16.1cm">
          <text:p text:style-name="P1">DATI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3" draw:layer="layout" svg:width="4.1cm" svg:height="1.673cm" svg:x="0.8cm" svg:y="9.727cm">
          <draw:text-box>
            <text:p>Manutentore</text:p>
          </draw:text-box>
        </draw:frame>
        <draw:line draw:style-name="gr10" draw:text-style-name="P4" draw:layer="layout" svg:x1="4cm" svg:y1="12.9cm" svg:x2="11.8cm" svg:y2="15cm">
          <text:p text:style-name="P1">Informazioni</text:p>
          <text:p text:style-name="P1">sull’impianto</text:p>
        </draw:line>
        <draw:custom-shape draw:style-name="gr11" draw:text-style-name="P5" draw:layer="layout" svg:width="2.2cm" svg:height="2.4cm" svg:x="12.3cm" svg:y="2.2cm">
          <text:p text:style-name="P1">Amministratore</text:p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2" draw:text-style-name="P1" draw:layer="layout" svg:x1="13.4cm" svg:y1="7.6cm" svg:x2="13.4cm" svg:y2="4.6cm">
          <text:p text:style-name="P1"/>
          <text:p text:style-name="P1"/>
        </draw:line>
        <draw:custom-shape draw:style-name="gr13" draw:text-style-name="P5" draw:layer="layout" svg:width="2.8cm" svg:height="2.3cm" svg:x="16.7cm" svg:y="7.6cm">
          <text:p text:style-name="P1">DBM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5" draw:layer="layout" svg:width="1.5cm" svg:height="0.7cm" svg:x="15.2cm" svg:y="8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7.884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14:13:44.655390463</meta:creation-date>
    <dc:date>2017-03-22T15:35:24.862901358</dc:date>
    <meta:editing-duration>PT15M21S</meta:editing-duration>
    <meta:editing-cycles>11</meta:editing-cycles>
    <meta:generator>LibreOffice/5.1.6.2$Linux_X86_64 LibreOffice_project/10m0$Build-2</meta:generator>
    <meta:document-statistic meta:object-count="14"/>
  </office:meta>
</office:document-meta>
</file>